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 style:family="paragraph" style:parent-style-name="Standard">
      <style:paragraph-properties fo:margin-left="0in" fo:margin-right="0in" fo:margin-top="0in" fo:margin-bottom="0.0972in" loext:contextual-spacing="false" fo:line-height="115%"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 style:family="paragraph" style:parent-style-name="Standard">
      <style:paragraph-properties fo:margin-left="0in" fo:margin-right="0in" fo:margin-top="0in" fo:margin-bottom="0.0972in" loext:contextual-spacing="false" fo:line-height="115%" fo:text-align="center" style:justify-single-word="false" fo:keep-together="auto" fo:orphans="0" fo:widows="0" fo:text-indent="0in" style:auto-text-indent="false" fo:break-before="auto" fo:break-after="auto" fo:padding="0in" fo:border="none" fo:keep-with-next="auto"/>
    </style:style>
    <style:style style:name="P4"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5" style:family="paragraph" style:parent-style-name="Standard">
      <style:paragraph-properties fo:margin-left="0in" fo:margin-right="0in" fo:margin-top="0in" fo:margin-bottom="0.0972in" loext:contextual-spacing="false" fo:line-height="115%" fo:keep-together="auto" fo:orphans="0" fo:widows="0" fo:text-indent="0in" style:auto-text-indent="false" fo:break-before="auto" fo:break-after="auto" fo:padding="0in" fo:border="none" fo:keep-with-next="auto"/>
    </style:style>
    <style:style style:name="P6" style:family="paragraph" style:parent-style-name="Heading_20_1" style:list-style-name="WWNum1" style:master-page-name="Standard">
      <style:paragraph-properties fo:margin-left="0in" fo:margin-right="0in" fo:margin-top="0.1665in" fo:margin-bottom="0.0835in" loext:contextual-spacing="false" fo:line-height="100%" fo:text-indent="0in" style:auto-text-indent="false" style:page-number="1"/>
    </style:style>
    <style:style style:name="P7" style:family="paragraph" style:parent-style-name="Heading_20_2" style:list-style-name="WWNum1">
      <style:paragraph-properties fo:margin-left="0in" fo:margin-right="0in" fo:text-align="center" style:justify-single-word="false" fo:text-indent="0in" style:auto-text-indent="false"/>
    </style:style>
    <style:style style:name="T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956035246" text:style-name="WWNum1">
        <text:list-item>
          <text:p text:style-name="P6">Resnet50 Similarity Search</text:p>
        </text:list-item>
      </text:list>
      <text:p text:style-name="P1"/>
      <text:p text:style-name="P3"><text:span text:style-name="T1">George Strauch</text:span></text:p>
      <text:p text:style-name="P3"><text:span text:style-name="T1">Ruben Suarez</text:span></text:p>
      <text:p text:style-name="P3"><text:span text:style-name="T1">Avery Wylin</text:span></text:p>
      <text:p text:style-name="P2"/>
      <text:list xml:id="list194429717186777" text:continue-numbering="true" text:style-name="WWNum1">
        <text:list-item>
          <text:list>
            <text:list-item>
              <text:p text:style-name="P7">Objective</text:p>
            </text:list-item>
          </text:list>
        </text:list-item>
      </text:list>
      <text:p text:style-name="P4"><text:span text:style-name="T1">The objective of this project is to search for images of related dog breeds based on the Euclidean Distance between the feature vectors collected from the average pooling layer from the pretrained network Resnet50.</text:span></text:p>
      <text:p text:style-name="P4"><text:span text:style-name="T1">By using a best-fit search on the distances between the extracted feature vectors, similar images can be displayed along with their labels.</text:span></text:p>
      <text:list xml:id="list194430018970960" text:continue-numbering="true" text:style-name="WWNum1">
        <text:list-item>
          <text:list>
            <text:list-item>
              <text:p text:style-name="P7">Implementation</text:p>
            </text:list-item>
          </text:list>
        </text:list-item>
      </text:list>
      <text:p text:style-name="P4"><text:span text:style-name="T1">Resnet50 is a Convolutional Neural Network (CNN) that uses 50 layers. It is pretrained from the ImageNet database using about 14 million images of various objects and animals cropped to a 244 pixel square. From these images, Resnet50 is able to create a vector of features that we utilize for image similarity. For this project, we will be focusing on dogs even though Resnet50 is capable of handling other features.</text:span></text:p>
      <text:p text:style-name="P4"><text:span text:style-name="T1">Training the network is extremely computationally expensive, but once trained, the network can be utilized with significantly less cost. By using the </text:span>pre-trained<text:span text:style-name="T1"> network available in Matlab’s Deep Learning library, more accurate results can be derived without the expense of training the network locally.</text:span></text:p>
      <text:p text:style-name="P4"><text:span text:style-name="T1">A set of images modeling specific dog breeds are </text:span>run<text:span text:style-name="T1"> through the CNN and their feature vectors are then extracted from the average pooling layer. This will be used as the example set for classifying subsequent images.</text:span></text:p>
      <text:p text:style-name="P4"><text:span text:style-name="T1">New images being classified are then passed through the CNN and their features are compared </text:span>against<text:span text:style-name="T1"> the example set using the Euclidean distance between the two vectors. The smallest distances are then matched and then used for classification.</text:span></text:p>
      <text:p text:style-name="P1"/>
      <text:list xml:id="list194430984464580" text:continue-numbering="true" text:style-name="WWNum1">
        <text:list-item>
          <text:list>
            <text:list-item>
              <text:p text:style-name="P7">Matlab Functions</text:p>
            </text:list-item>
          </text:list>
        </text:list-item>
      </text:list>
      <text:p text:style-name="P4"><text:span text:style-name="T1">main.m – Loads the images to test from the test_dogs_dir, then for each image it creates a vector of the distance between the given test image and the set of pre-calculated images. Using the mink() function, the top results are then displayed in a grid view along with the original image.</text:span></text:p>
      <text:p text:style-name="P4"><text:span text:style-name="T1">dist_calc.m – Calculates the euclidean distance </text:span>between two<text:span text:style-name="T1"> feature vectors and returns the vector of the distances. Can also calculate multiple test vectors against the pre-calculated dataset.</text:span></text:p>
      <text:p text:style-name="P4"><text:span text:style-name="T1">feature_extract.m – Takes a single image and calculates its feature vector using Resnet50. The ‘avg_pool’ layer is extracted. The image is resized to a 244 pixel square and given to the neural network. The result is then returned.</text:span></text:p>
      <text:p text:style-name="P4"><text:span text:style-name="T1">create_dataset.m – Not called by the user, computes the dataset feature vectors, computationally expensive.</text:span></text:p>
      <text:p text:style-name="P4">accuracy.m - finds the accuracy of determining dog breed when deep features are used as a lazy classifier.</text:p>
      <text:list xml:id="list194429662770153" text:continue-numbering="true" text:style-name="WWNum1">
        <text:list-item>
          <text:list>
            <text:list-item>
              <text:p text:style-name="P7">Observations</text:p>
            </text:list-item>
          </text:list>
        </text:list-item>
      </text:list>
      <text:p text:style-name="P5"><text:span text:style-name="T1">Because the features extracted are generalized and not dog-specific, other factors can </text:span>affect<text:span text:style-name="T1"> which images are returned as similar. Images that contain elements such </text:span>as<text:span text:style-name="T1"> people, similar backgrounds, similar poses, and various other similar features such as shape and color can all be prioritized over the actual breed. However, the purpose of this program </text:span>is more broad than simple classification.</text:p>
      <text:list xml:id="list194430938810713" text:continue-numbering="true" text:style-name="WWNum1">
        <text:list-item>
          <text:list>
            <text:list-item>
              <text:p text:style-name="P7">Accuracy Metrics </text:p>
            </text:list-item>
            <text:list-item>
              <text:p text:style-name="P7">(When Used as a Classifier)</text:p>
            </text:list-item>
          </text:list>
        </text:list-item>
      </text:list>
      <text:p text:style-name="P5"><text:soft-page-break/><text:span text:style-name="T1">Using 50 test samples and each sample predicting 20 result images from the dataset, the accuracy of breed detection is 56.53%. This accuracy is not that great because of the amount of features that are present in the image and the fact that these features are extracted from whole, uncropped images. </text:span>Ideally, if we were using this as a classifier, we would implement some form of a machine learning model that learns which features to weigh more heavily over others for classification. This is the Idea behind transfer learning where we could build our own classification layer and train it to categorize dogs with the features the network learned to classify other types of images with. Using a nearest neighbor approach does not yield good results because all features are weighted the same however considering there are 120 different categories of dogs available in the set we are using, 56% accuracy with nearest neighbor is very goo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align="center" style:justify-single-word="false" fo:text-indent="0in" style:auto-text-indent="false" fo:keep-with-next="always"/>
      <style:text-properties style:font-name="Liberation Serif" fo:font-family="'Liberation Serif'" style:font-family-generic="roman" style:font-pitch="variable" fo:font-size="18pt" style:text-underline-style="solid" style:text-underline-width="auto" style:text-underline-color="font-color" fo:font-weight="normal" style:font-name-asian="Liberation Serif1" style:font-family-asian="'Liberation Serif'" style:font-family-generic-asian="system" style:font-pitch-asian="variable" style:font-size-asian="18pt" style:font-weight-asian="normal" style:font-name-complex="Liberation Serif1" style:font-family-complex="'Liberation Serif'"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indent="0in" style:auto-text-indent="false" fo:keep-with-next="always"/>
      <style:text-properties style:font-name="Liberation Serif" fo:font-family="'Liberation Serif'" style:font-family-generic="roman" style:font-pitch="variable" fo:font-size="16pt" fo:font-weight="normal" style:font-name-asian="Liberation Serif1" style:font-family-asian="'Liberation Serif'" style:font-family-generic-asian="system" style:font-pitch-asian="variable" style:font-size-asian="16pt" style:font-weight-asian="normal" style:font-name-complex="Liberation Serif1" style:font-family-complex="'Liberation Serif'"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loext:contextual-spacing="false" fo:line-height="100%" fo:text-indent="0in" style:auto-text-indent="false"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3" meta:word-count="627" meta:character-count="3958" meta:non-whitespace-character-count="3341"/>
    <meta:generator>LibreOfficeDev/6.0.5.2$Linux_X86_64 LibreOffice_project/</meta:generator>
  </office:meta>
</office:document-meta>
</file>